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24_09-58-19_000.jpg</text:p>
          </table:table-cell>
          <table:table-cell table:style-name="ce11" office:value-type="string">
            <text:p>:PHOTO 記録 / 文書：コレポン / #*# / about=日曜の診療。しているか。予約要否。,with=スズキ歯科（宮崎台駅、近く）,content=~,other=~ / N~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PHOTO 記録 / 文書：コレポン / #*# / about=日曜の診療。しているか。予約要否。,with=スズキ歯科（宮崎台駅、近く）,content=~,other=~ / N~">
            <text:p>:PHOTO 記録 / 文書：コレポン / #*# / about=日曜の診療。しているか。予約要否。,with=スズキ歯科（宮崎台駅、近く）,content=~,other=~ / N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24_11-27-30_000.jpg</text:p>
          </table:table-cell>
          <table:table-cell table:style-name="ce11" office:value-type="string">
            <text:p>:PHOTO 記録 / @自室 / what=体温計：数値 / for=定点観測 / occasion=熱っぽい。前歯、左１本目。の、歯茎。腫れている。腫脹。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PHOTO 記録 / @自室 / what=体温計：数値 / for=定点観測 / occasion=熱っぽい。前歯、左１本目。の、歯茎。腫れている。腫脹。">
            <text:p>:PHOTO 記録 / @自室 / what=体温計：数値 / for=定点観測 / occasion=熱っぽい。前歯、左１本目。の、歯茎。腫れている。腫脹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24_11-28-34_000.jpg</text:p>
          </table:table-cell>
          <table:table-cell table:style-name="ce11" office:value-type="string">
            <text:p>:PHOTO 記録 / @自室 / what=体温計：数値 / for=定点観測 / occasion=熱っぽい。前歯、左１本目。の、歯茎。腫れている。腫脹。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PHOTO 記録 / @自室 / what=体温計：数値 / for=定点観測 / occasion=熱っぽい。前歯、左１本目。の、歯茎。腫れている。腫脹。">
            <text:p>:PHOTO 記録 / @自室 / what=体温計：数値 / for=定点観測 / occasion=熱っぽい。前歯、左１本目。の、歯茎。腫れている。腫脹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24_12-10-34_000.jpg</text:p>
          </table:table-cell>
          <table:table-cell table:style-name="ce11" office:value-type="string">
            <text:p>:PHOTO 記録 / @自室 / what=体温計：数値 / for=定点観測 / occasion=熱っぽい。前歯、左１本目。の、歯茎。腫れている。腫脹。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PHOTO 記録 / @自室 / what=体温計：数値 / for=定点観測 / occasion=熱っぽい。前歯、左１本目。の、歯茎。腫れている。腫脹。">
            <text:p>:PHOTO 記録 / @自室 / what=体温計：数値 / for=定点観測 / occasion=熱っぽい。前歯、左１本目。の、歯茎。腫れている。腫脹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24_12-55-07_000.jpg</text:p>
          </table:table-cell>
          <table:table-cell table:style-name="ce11" office:value-type="string">
            <text:p>:PHOTO 記録 / @自室 / what=体温計：数値 / for=定点観測 / occasion=熱っぽい。前歯、左１本目。の、歯茎。腫れている。腫脹。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PHOTO 記録 / @自室 / what=体温計：数値 / for=定点観測 / occasion=熱っぽい。前歯、左１本目。の、歯茎。腫れている。腫脹。">
            <text:p>:PHOTO 記録 / @自室 / what=体温計：数値 / for=定点観測 / occasion=熱っぽい。前歯、左１本目。の、歯茎。腫れている。腫脹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24_14-29-09_000.jpg</text:p>
          </table:table-cell>
          <table:table-cell table:style-name="ce11" office:value-type="string">
            <text:p>:m RES 1*1 / free# JVEMV6 68#_id=12JK:1 / 68. theoretical-physics(tp) / w=~,topics=素数：抽出,other=~,s=~,i=~,doc=~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RES 1*1 / free# JVEMV6 68#_id=12JK:1 / 68. theoretical-physics(tp) / w=~,topics=素数：抽出,other=~,s=~,i=~,doc=~">
            <text:p>:m RES 1*1 / free# JVEMV6 68#_id=12JK:1 / 68. theoretical-physics(tp) / w=~,topics=素数：抽出,other=~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24_14-36-48_000.jpg</text:p>
          </table:table-cell>
          <table:table-cell table:style-name="ce11" office:value-type="string">
            <text:p>:PHOTO 記録 / @自室 / what=体温計：数値 / for=定点観測 / occasion=熱っぽい。前歯、左１本目。の、歯茎。腫れている。腫脹。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PHOTO 記録 / @自室 / what=体温計：数値 / for=定点観測 / occasion=熱っぽい。前歯、左１本目。の、歯茎。腫れている。腫脹。">
            <text:p>:PHOTO 記録 / @自室 / what=体温計：数値 / for=定点観測 / occasion=熱っぽい。前歯、左１本目。の、歯茎。腫れている。腫脹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24_15-26-21_000.jpg</text:p>
          </table:table-cell>
          <table:table-cell table:style-name="ce11" office:value-type="string">
            <text:p>:PHOTO 記録 / @自室 / what=体温計：数値 / for=定点観測 / occasion=熱っぽい。前歯、左１本目。の、歯茎。腫れている。腫脹。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PHOTO 記録 / @自室 / what=体温計：数値 / for=定点観測 / occasion=熱っぽい。前歯、左１本目。の、歯茎。腫れている。腫脹。">
            <text:p>:PHOTO 記録 / @自室 / what=体温計：数値 / for=定点観測 / occasion=熱っぽい。前歯、左１本目。の、歯茎。腫れている。腫脹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24_15-57-00_000.jpg</text:p>
          </table:table-cell>
          <table:table-cell table:style-name="ce11" office:value-type="string">
            <text:p>:PHOTO 記録 / @自室 / what=体温計：数値 / for=定点観測 / occasion=熱っぽい。前歯、左１本目。の、歯茎。腫れている。腫脹。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PHOTO 記録 / @自室 / what=体温計：数値 / for=定点観測 / occasion=熱っぽい。前歯、左１本目。の、歯茎。腫れている。腫脹。">
            <text:p>:PHOTO 記録 / @自室 / what=体温計：数値 / for=定点観測 / occasion=熱っぽい。前歯、左１本目。の、歯茎。腫れている。腫脹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24_17-27-36_000.jpg</text:p>
          </table:table-cell>
          <table:table-cell table:style-name="ce11" office:value-type="string">
            <text:p>:m RES 1-2*5 / free# JVEMV6 76#_8:1 / 76. theoretical-physics(tp) / w=~,topics=変分法；線積分,other=~,s=~,i=~,doc=r-3-1~1#2;#2.4.d-2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RES 1-2*5 / free# JVEMV6 76#_8:1 / 76. theoretical-physics(tp) / w=~,topics=変分法；線積分,other=~,s=~,i=~,doc=r-3-1~1#2;#2.4.d-2">
            <text:p>:m RES 1-2*5 / free# JVEMV6 76#_8:1 / 76. theoretical-physics(tp) / w=~,topics=変分法；線積分,other=~,s=~,i=~,doc=r-3-1~1#2;#2.4.d-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24_17-27-53_000.jpg</text:p>
          </table:table-cell>
          <table:table-cell table:style-name="ce11" office:value-type="string">
            <text:p>:m RES 3*5 / free# JVEMV6 76#_8:1 / 76. theoretical-physics(tp) / w=~,topics=変分法；線積分：実際に算出,other=orig+:(y=x^2)の線の長さ,s=~,i=~,doc=r-3-1~1#2;#2.4.d-3;#2.4.d-4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RES 3*5 / free# JVEMV6 76#_8:1 / 76. theoretical-physics(tp) / w=~,topics=変分法；線積分：実際に算出,other=orig+:(y=x^2)の線の長さ,s=~,i=~,doc=r-3-1~1#2;#2.4.d-3;#2.4.d-4">
            <text:p>:m RES 3*5 / free# JVEMV6 76#_8:1 / 76. theoretical-physics(tp) / w=~,topics=変分法；線積分：実際に算出,other=orig+:(y=x^2)の線の長さ,s=~,i=~,doc=r-3-1~1#2;#2.4.d-3;#2.4.d-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0-24_17-28-19_000.jpg</text:p>
          </table:table-cell>
          <table:table-cell table:style-name="ce19" office:value-type="string">
            <text:p>:m RES 4*5 / free# JVEMV6 76#_8:1 / 76. theoretical-physics(tp) / w=(∫(1/(√(x^2+A)))dx),topics=変分法；,other=cal+,s=~,i=~,doc=r-3-1~1#2;#2.4.d-4</text:p>
          </table:table-cell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RES 4*5 / free# JVEMV6 76#_8:1 / 76. theoretical-physics(tp) / w=(∫(1/(√(x^2+A)))dx),topics=変分法；,other=cal+,s=~,i=~,doc=r-3-1~1#2;#2.4.d-4">
            <text:p>:m RES 4*5 / free# JVEMV6 76#_8:1 / 76. theoretical-physics(tp) / w=(∫(1/(√(x^2+A)))dx),topics=変分法；,other=cal+,s=~,i=~,doc=r-3-1~1#2;#2.4.d-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0-24_17-28-33_000.jpg</text:p>
          </table:table-cell>
          <table:table-cell table:style-name="ce11" office:value-type="string">
            <text:p>:m RES 5*5 / free# JVEMV6 76#_8:1 / 76. theoretical-physics(tp) / w=~,topics=変分法；,other=orig+:(∫(√(1+(2x)^2))dx),s=~,i=~,doc=r-3-1~1#2;#2.4.d-4</text:p>
          </table:table-cell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RES 5*5 / free# JVEMV6 76#_8:1 / 76. theoretical-physics(tp) / w=~,topics=変分法；,other=orig+:(∫(√(1+(2x)^2))dx),s=~,i=~,doc=r-3-1~1#2;#2.4.d-4">
            <text:p>:m RES 5*5 / free# JVEMV6 76#_8:1 / 76. theoretical-physics(tp) / w=~,topics=変分法；,other=orig+:(∫(√(1+(2x)^2))dx),s=~,i=~,doc=r-3-1~1#2;#2.4.d-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0-24_17-30-39_000.jpg</text:p>
          </table:table-cell>
          <table:table-cell table:style-name="ce11" office:value-type="string">
            <text:p>:PHOTO 記録 / @自室 / what=体温計：数値 / for=定点観測 / occasion=熱っぽい。前歯、左１本目。の、歯茎。腫れている。腫脹。</text:p>
          </table:table-cell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PHOTO 記録 / @自室 / what=体温計：数値 / for=定点観測 / occasion=熱っぽい。前歯、左１本目。の、歯茎。腫れている。腫脹。">
            <text:p>:PHOTO 記録 / @自室 / what=体温計：数値 / for=定点観測 / occasion=熱っぽい。前歯、左１本目。の、歯茎。腫れている。腫脹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0-24_18-26-52_000.jpg</text:p>
          </table:table-cell>
          <table:table-cell table:style-name="ce11" office:value-type="string">
            <text:p>:m 記録 / 身体 / 全身像 / 顔 / 様子 / time=夜；occasion=楽器演奏したあと（尺八）</text:p>
          </table:table-cell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m 記録 / 身体 / 全身像 / 顔 / 様子 / time=夜；occasion=楽器演奏したあと（尺八）">
            <text:p>:m 記録 / 身体 / 全身像 / 顔 / 様子 / time=夜；occasion=楽器演奏したあと（尺八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0-24_19-14-48_000.jpg</text:p>
          </table:table-cell>
          <table:table-cell table:style-name="ce11" office:value-type="string">
            <text:p>:PHOTO 記録 / @自室 / what=体温計：数値 / for=定点観測 / occasion=熱っぽい。前歯、左１本目。の、歯茎。腫れている。腫脹。</text:p>
          </table:table-cell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PHOTO 記録 / @自室 / what=体温計：数値 / for=定点観測 / occasion=熱っぽい。前歯、左１本目。の、歯茎。腫れている。腫脹。">
            <text:p>:PHOTO 記録 / @自室 / what=体温計：数値 / for=定点観測 / occasion=熱っぽい。前歯、左１本目。の、歯茎。腫れている。腫脹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10-24_20-49-37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10-24_22-39-06_000.jpg</text:p>
          </table:table-cell>
          <table:table-cell table:style-name="ce11" office:value-type="string">
            <text:p>:PHOTO 記録 / @自室 / what=体温計：数値 / for=定点観測 / occasion=熱っぽい。前歯、左１本目。の、歯茎。腫れている。腫脹。</text:p>
          </table:table-cell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PHOTO 記録 / @自室 / what=体温計：数値 / for=定点観測 / occasion=熱っぽい。前歯、左１本目。の、歯茎。腫れている。腫脹。">
            <text:p>:PHOTO 記録 / @自室 / what=体温計：数値 / for=定点観測 / occasion=熱っぽい。前歯、左１本目。の、歯茎。腫れている。腫脹。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10-24_23-52-17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10-25_07-21-58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4" office:value-type="string">
            <text:p>2021-10-25_07-26-30_000.jpg</text:p>
          </table:table-cell>
          <table:table-cell table:style-name="ce11" office:value-type="string">
            <text:p>:PHOTO 記録 / @自室 / what=体温計：数値 / for=定点観測 / occasion=熱っぽい。前歯、左１本目。の、歯茎。腫れている。腫脹。</text:p>
          </table:table-cell>
          <table:table-cell table:style-name="ce18"/>
          <table:table-cell table:style-name="ce4"/>
          <table:table-cell table:style-name="ce4"/>
          <table:table-cell table:style-name="ce38" table:formula="of:=IF([.E22]=&quot;&quot;;[.C22];CONCATENATE([.C22];&quot; / &quot;;[.E22]))" office:value-type="string" office:string-value=":PHOTO 記録 / @自室 / what=体温計：数値 / for=定点観測 / occasion=熱っぽい。前歯、左１本目。の、歯茎。腫れている。腫脹。">
            <text:p>:PHOTO 記録 / @自室 / what=体温計：数値 / for=定点観測 / occasion=熱っぽい。前歯、左１本目。の、歯茎。腫れている。腫脹。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2021-10-24_18-16-54_000.mp4</text:p>
          </table:table-cell>
          <table:table-cell table:style-name="ce18" office:value-type="string">
            <text:p>###:VIDEO / @自室 / 記録 / jap.flute-bamboo / 演奏、play / R=1 / todays-melody,other=type:non-melodic;feeling=sad,Re+</text:p>
          </table:table-cell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string" office:string-value="###:VIDEO / @自室 / 記録 / jap.flute-bamboo / 演奏、play / R=1 / todays-melody,other=type:non-melodic;feeling=sad,Re+">
            <text:p>###:VIDEO / @自室 / 記録 / jap.flute-bamboo / 演奏、play / R=1 / todays-melody,other=type:non-melodic;feeling=sad,Re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string">
            <text:p>2021-09-05_00-37-44_000.mp4</text:p>
          </table:table-cell>
          <table:table-cell table:style-name="ce4"/>
          <table:table-cell table:style-name="ce19" office:value-type="string">
            <text:p>###:VIDEO / @自室 / 記録 / jap.flute-bamboo / 演奏、play / R=1 / genr=tech:atom:name=`a-wa-wa-wa`,Re+,R=1,notes=~,other=~,type=~,feel=~</text:p>
          </table:table-cell>
          <table:table-cell table:style-name="ce18"/>
          <table:table-cell table:style-name="ce4"/>
          <table:table-cell table:style-name="ce4"/>
          <table:table-cell table:style-name="ce38" table:formula="of:=IF([.E24]=&quot;&quot;;[.C24];CONCATENATE([.C24];&quot; / &quot;;[.E24]))" office:value-type="string" office:string-value="###:VIDEO / @自室 / 記録 / jap.flute-bamboo / 演奏、play / R=1 / genr=tech:atom:name=`a-wa-wa-wa`,Re+,R=1,notes=~,other=~,type=~,feel=~">
            <text:p>###:VIDEO / @自室 / 記録 / jap.flute-bamboo / 演奏、play / R=1 / genr=tech:atom:name=`a-wa-wa-wa`,Re+,R=1,notes=~,other=~,type=~,feel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RES 1*1 / free# JVEMV6 68#_127:1 / 68. theoretical-physics(tp) / w=(n|a,a|b-&gt;n|b),topics=divisibility,other=q+:隣り合う素数の組み；q+:３つ連続している、素数の組み,s=~,i=~,doc=r-7-2~6#4.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office:value-type="string">
            <text:p>:m other / log / 寝る前　ウェブ閲覧　記録　（for オナニー） / 了 / othe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office:value-type="string">
            <text:p>:m :lets / action activity / やること / genre=信仰 / content=自分のための聖書。書こう。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5">2021/10/25</text:date>, <text:time>09:32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25T09:32:09.38</dc:date>
    <dc:creator>iwabuchi ken</dc:creator>
    <meta:editing-duration>P38DT22H4M22S</meta:editing-duration>
    <meta:editing-cycles>13615</meta:editing-cycles>
    <meta:document-statistic meta:table-count="1" meta:cell-count="464" meta:object-count="0"/>
  </office:meta>
</office:document-meta>
</file>